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77b9" officeooo:paragraph-rsid="001d77b9"/>
    </style:style>
    <style:style style:name="P2" style:family="paragraph" style:parent-style-name="Standard" style:list-style-name="L1">
      <style:text-properties style:font-name="FreeSans" officeooo:rsid="001d77b9" officeooo:paragraph-rsid="001d77b9"/>
    </style:style>
    <style:style style:name="P3" style:family="paragraph" style:parent-style-name="Standard" style:list-style-name="L2">
      <style:text-properties style:font-name="FreeSans" officeooo:rsid="001d77b9" officeooo:paragraph-rsid="001d77b9"/>
    </style:style>
    <style:style style:name="P4" style:family="paragraph" style:parent-style-name="Standard" style:list-style-name="L3">
      <style:text-properties style:font-name="FreeSans" officeooo:rsid="001d77b9" officeooo:paragraph-rsid="001d77b9"/>
    </style:style>
    <style:style style:name="P5" style:family="paragraph" style:parent-style-name="Standard" style:list-style-name="L4">
      <style:text-properties style:font-name="FreeSans" officeooo:rsid="001d77b9" officeooo:paragraph-rsid="001d77b9"/>
    </style:style>
    <style:style style:name="P6" style:family="paragraph" style:parent-style-name="Standard" style:list-style-name="L5">
      <style:text-properties style:font-name="FreeSans" officeooo:rsid="001d77b9" officeooo:paragraph-rsid="001d77b9"/>
    </style:style>
    <style:style style:name="P7" style:family="paragraph" style:parent-style-name="Standard" style:list-style-name="L4">
      <style:text-properties style:font-name="FreeSans" officeooo:rsid="001dd65c" officeooo:paragraph-rsid="001dd6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structure: title?</text:p>
      <text:p text:style-name="P1"/>
      <text:p text:style-name="P1">1. Introduction</text:p>
      <text:list xml:id="list1464857516188194956" text:style-name="L1">
        <text:list-item>
          <text:p text:style-name="P2">?</text:p>
        </text:list-item>
      </text:list>
      <text:p text:style-name="P1"/>
      <text:p text:style-name="P1">2. Framework for analytical model</text:p>
      <text:list xml:id="list113355276935419" text:continue-numbering="true" text:style-name="L1">
        <text:list-item>
          <text:p text:style-name="P2">Theory of superconductivity (short?)</text:p>
        </text:list-item>
        <text:list-item>
          <text:p text:style-name="P2">Andreev reflection, SN interface</text:p>
        </text:list-item>
        <text:list-item>
          <text:p text:style-name="P2">Theory of SNS junctions</text:p>
        </text:list-item>
        <text:list-item>
          <text:p text:style-name="P2">Foundations of the quasiclassical model</text:p>
        </text:list-item>
      </text:list>
      <text:p text:style-name="P1"/>
      <text:p text:style-name="P1">3. Results of analytical model</text:p>
      <text:list xml:id="list6864679625373873315" text:style-name="L2">
        <text:list-item>
          <text:p text:style-name="P3">Critical current for SNS junctions</text:p>
        </text:list-item>
        <text:list-item>
          <text:p text:style-name="P3">Critical current for SNS with QPC</text:p>
        </text:list-item>
        <text:list-item>
          <text:p text:style-name="P3">Critical current for SNS with QPC and edge contribution</text:p>
        </text:list-item>
      </text:list>
      <text:p text:style-name="P1"/>
      <text:p text:style-name="P1">4. Framework for numerical model</text:p>
      <text:list xml:id="list5534781667857044767" text:style-name="L3">
        <text:list-item>
          <text:p text:style-name="P4">(Experimental setup ?)</text:p>
        </text:list-item>
        <text:list-item>
          <text:p text:style-name="P4">Tight binding model of bilayer graphene</text:p>
        </text:list-item>
        <text:list-item>
          <text:p text:style-name="P4">Random matrix theory for transport</text:p>
        </text:list-item>
      </text:list>
      <text:p text:style-name="P1"/>
      <text:p text:style-name="P1">5. Results of numerical model</text:p>
      <text:list xml:id="list5489102048468045435" text:style-name="L4">
        <text:list-item>
          <text:p text:style-name="P5">QPC:</text:p>
          <text:list>
            <text:list-item>
              <text:p text:style-name="P5">Conductance and critical current calculation</text:p>
            </text:list-item>
            <text:list-item>
              <text:p text:style-name="P5">Effect of disorder</text:p>
            </text:list-item>
            <text:list-item>
              <text:p text:style-name="P5">Effect of rough edges</text:p>
            </text:list-item>
            <text:list-item>
              <text:p text:style-name="P5">Effect of finite doping in leads ?</text:p>
            </text:list-item>
            <text:list-item>
              <text:p text:style-name="P5">Current density in sample ?</text:p>
            </text:list-item>
            <text:list-item>
              <text:p text:style-name="P5">Zigzag vs Armchair</text:p>
              <text:p text:style-name="P5"/>
            </text:list-item>
          </text:list>
        </text:list-item>
        <text:list-item>
          <text:p text:style-name="P7">Waveguide setup</text:p>
          <text:list>
            <text:list-item>
              <text:p text:style-name="P7">Same as above?</text:p>
            </text:list-item>
            <text:list-item>
              <text:p text:style-name="P7">Current density form Fourier transformation</text:p>
              <text:p text:style-name="P7"/>
            </text:list-item>
          </text:list>
        </text:list-item>
      </text:list>
      <text:p text:style-name="P1"/>
      <text:p text:style-name="P1">6. Conclusion</text:p>
      <text:list xml:id="list1996307793286532027" text:style-name="L5">
        <text:list-item>
          <text:p text:style-name="P6">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20:53.934565638</meta:creation-date>
    <dc:date>2018-01-26T11:33:53.697506949</dc:date>
    <meta:editing-duration>PT1M19S</meta:editing-duration>
    <meta:editing-cycles>1</meta:editing-cycles>
    <meta:document-statistic meta:table-count="0" meta:image-count="0" meta:object-count="0" meta:page-count="1" meta:paragraph-count="31" meta:word-count="142" meta:character-count="787" meta:non-whitespace-character-count="698"/>
    <meta:generator>LibreOffice/5.1.6.2.0$Linux_X86_64 LibreOffice_project/10$Build-2</meta:generator>
  </office:meta>
</office:document-meta>
</file>